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3.94cm" table:align="margins"/>
    </style:style>
    <style:style style:name="Table1.A" style:family="table-column">
      <style:table-column-properties style:column-width="0.713cm" style:rel-column-width="1953*"/>
    </style:style>
    <style:style style:name="Table1.B" style:family="table-column">
      <style:table-column-properties style:column-width="6.302cm" style:rel-column-width="17252*"/>
    </style:style>
    <style:style style:name="Table1.C" style:family="table-column">
      <style:table-column-properties style:column-width="5.179cm" style:rel-column-width="14179*"/>
    </style:style>
    <style:style style:name="Table1.D" style:family="table-column">
      <style:table-column-properties style:column-width="5.872cm" style:rel-column-width="16076*"/>
    </style:style>
    <style:style style:name="Table1.E" style:family="table-column">
      <style:table-column-properties style:column-width="5.872cm" style:rel-column-width="16075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E1" style:family="table-cell">
      <style:table-cell-properties fo:background-color="#c0c0c0" fo:padding="0.097cm" fo:border="0.002cm solid #000000">
        <style:background-image/>
      </style:table-cell-properties>
    </style:style>
    <style:style style:name="Table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C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able_20_Contents">
      <style:text-properties style:font-name="Arial" fo:font-size="10pt" style:font-size-asian="10pt" style:font-size-complex="10pt"/>
    </style:style>
    <style:style style:name="P3" style:family="paragraph" style:parent-style-name="Table_20_Contents">
      <style:text-properties style:font-name="Arial" fo:font-size="10pt" fo:background-color="#ffff00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bold" fo:background-color="#c0c0c0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Arial" fo:font-size="10pt" fo:background-color="#ffff00" style:font-size-asian="10pt" style:font-size-complex="10pt"/>
    </style:style>
    <style:style style:name="T1" style:family="text">
      <style:text-properties fo:background-color="#ffff00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Failed Test Cases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1.1">
            <table:table-cell table:style-name="Table1.A1" office:value-type="string">
              <text:p text:style-name="P4"/>
            </table:table-cell>
            <table:table-cell table:style-name="Table1.A1" office:value-type="string">
              <text:p text:style-name="P4">Input String</text:p>
            </table:table-cell>
            <table:table-cell table:style-name="Table1.A1" office:value-type="string">
              <text:p text:style-name="P4">Expected Result</text:p>
            </table:table-cell>
            <table:table-cell table:style-name="Table1.A1" office:value-type="string">
              <text:p text:style-name="P4">Actual Result</text:p>
            </table:table-cell>
            <table:table-cell table:style-name="Table1.E1" office:value-type="string">
              <text:p text:style-name="P4">Comments</text:p>
            </table:table-cell>
          </table:table-row>
        </table:table-header-rows>
        <table:table-row table:style-name="Table1.1">
          <table:table-cell table:style-name="Table1.A2" office:value-type="float" office:value="1">
            <text:p text:style-name="P2">1</text:p>
          </table:table-cell>
          <table:table-cell table:style-name="Table1.B2" office:value-type="string">
            <text:p text:style-name="P2">i'd like to visit Scranton, PA in June for three days</text:p>
          </table:table-cell>
          <table:table-cell table:style-name="Table1.C2" office:value-type="string">
            <text:p text:style-name="P2">From<text:tab/> Ahmedabad , AMD </text:p>
            <text:p text:style-name="P2">To<text:tab/> Scranton , SCR </text:p>
            <text:p text:style-name="P2">Depart Date<text:tab/> 2013/06/01 </text:p>
            <text:p text:style-name="P2">Return Date<text:tab/> 2013/06/04 </text:p>
            <text:p text:style-name="P2">Trip Type<text:tab/> RoundTrip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C2" office:value-type="string">
            <text:p text:style-name="P2">From<text:tab/> Ahmedabad , AMD </text:p>
            <text:p text:style-name="P2">To<text:tab/> Scranton , SCR </text:p>
            <text:p text:style-name="P2">Depart Date<text:tab/> 2013/06/01 </text:p>
            <text:p text:style-name="P2">Return Date<text:tab/> 2013/06/04 </text:p>
            <text:p text:style-name="P2">Trip Type<text:tab/> RoundTrip </text:p>
            <text:p text:style-name="P2">Trip Class<text:tab/> Economy </text:p>
            <text:p text:style-name="P2"><text:span text:style-name="T1">Passengers<text:tab/> 3 Adults</text:span> </text:p>
            <text:p text:style-name="P2">0 Children </text:p>
            <text:p text:style-name="P2">0 Infant</text:p>
          </table:table-cell>
          <table:table-cell table:style-name="Table1.E2" office:value-type="string">
            <text:p text:style-name="P3">Unable to reproduce.</text:p>
          </table:table-cell>
        </table:table-row>
        <table:table-row table:style-name="Table1.1">
          <table:table-cell table:style-name="Table1.A2" office:value-type="float" office:value="2">
            <text:p text:style-name="P2">2</text:p>
          </table:table-cell>
          <table:table-cell table:style-name="Table1.C2" office:value-type="string">
            <text:p text:style-name="P2"><text:s/>a week in jamaica in august</text:p>
          </table:table-cell>
          <table:table-cell table:style-name="Table1.C2" office:value-type="string">
            <text:p text:style-name="P2">From<text:tab/> Toronto, YYZ</text:p>
            <text:p text:style-name="P2">To<text:tab/> Kingston , KIN </text:p>
            <text:p text:style-name="P2">Depart Date<text:tab/> 2013/08/01 </text:p>
            <text:p text:style-name="P2">Return Date<text:tab/> 2013/08/08 </text:p>
            <text:p text:style-name="P2">Trip Type<text:tab/> RoundTrip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C2" office:value-type="string">
            <text:p text:style-name="P3">From<text:tab/> Ahmedabad , AMD </text:p>
            <text:p text:style-name="P2">To<text:tab/> Kingston , KIN </text:p>
            <text:p text:style-name="P2">Depart Date<text:tab/> 2013/08/01 </text:p>
            <text:p text:style-name="P2">Return Date<text:tab/> 2013/08/08 </text:p>
            <text:p text:style-name="P2">Trip Type<text:tab/> RoundTrip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E2" office:value-type="string">
            <text:p text:style-name="P3">Will be fixed once once we go to Apache based hosting.</text:p>
          </table:table-cell>
        </table:table-row>
        <table:table-row table:style-name="Table1.1">
          <table:table-cell table:style-name="Table1.A2" office:value-type="float" office:value="3">
            <text:p text:style-name="P2">3</text:p>
          </table:table-cell>
          <table:table-cell table:style-name="Table1.C2" office:value-type="string">
            <text:p text:style-name="P2">can i get the cheapest fares for los angeles starting sept 9 and returning sept 18</text:p>
          </table:table-cell>
          <table:table-cell table:style-name="Table1.C2" office:value-type="string">
            <text:p text:style-name="P2">From<text:tab/> Toronto, YYZ </text:p>
            <text:p text:style-name="P2">To<text:tab/> Los Angeles , LAX </text:p>
            <text:p text:style-name="P2">Depart Date<text:tab/> 2013/09/09 </text:p>
            <text:p text:style-name="P2">Return Date<text:tab/> 2013/09/18 </text:p>
            <text:p text:style-name="P2">Trip Type<text:tab/> RoundTrip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C2" office:value-type="string">
            <text:p text:style-name="P3">From<text:tab/> Ahmedabad , AMD </text:p>
            <text:p text:style-name="P2">To<text:tab/> Los Angeles , LAX </text:p>
            <text:p text:style-name="P2">Depart Date<text:tab/> 2013/09/09 </text:p>
            <text:p text:style-name="P2">Return Date<text:tab/> 2013/09/18 </text:p>
            <text:p text:style-name="P2">Trip Type<text:tab/> RoundTrip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E2" office:value-type="string">
            <text:p text:style-name="P3">Will be fixed once once we go to Apache based hosting.</text:p>
          </table:table-cell>
        </table:table-row>
        <table:table-row table:style-name="Table1.1">
          <table:table-cell table:style-name="Table1.A2" office:value-type="float" office:value="4">
            <text:p text:style-name="P2">4</text:p>
          </table:table-cell>
          <table:table-cell table:style-name="Table1.C2" office:value-type="string">
            <text:p text:style-name="P2">two tickets vancouver to madrid september 15 returning the 30th</text:p>
          </table:table-cell>
          <table:table-cell table:style-name="Table1.C2" office:value-type="string">
            <text:p text:style-name="P2">From<text:tab/> Vancouver , YVR </text:p>
            <text:p text:style-name="P2">To<text:tab/> Madrid , MAD </text:p>
            <text:p text:style-name="P2">Depart Date<text:tab/> 2013/09/15 </text:p>
            <text:p text:style-name="P2">Trip Type<text:tab/> RoundTrip </text:p>
            <text:p text:style-name="P2">Trip Class<text:tab/> Economy </text:p>
            <text:p text:style-name="P2">Passengers<text:tab/> 2 Adults </text:p>
            <text:p text:style-name="P2">0 Children </text:p>
            <text:p text:style-name="P2">0 Infant</text:p>
          </table:table-cell>
          <table:table-cell table:style-name="Table1.C2" office:value-type="string">
            <text:p text:style-name="P2">From<text:tab/> Vancouver , YVR </text:p>
            <text:p text:style-name="P2">To<text:tab/> Madrid , MAD </text:p>
            <text:p text:style-name="P2">Depart Date<text:tab/> 2013/09/15 </text:p>
            <text:p text:style-name="P3">Trip Type<text:tab/> OneWay </text:p>
            <text:p text:style-name="P2">Trip Class<text:tab/> Economy </text:p>
            <text:p text:style-name="P3">Passengers<text:tab/> 1 Adults </text:p>
            <text:p text:style-name="P2">0 Children </text:p>
            <text:p text:style-name="P2">0 Infant</text:p>
          </table:table-cell>
          <table:table-cell table:style-name="Table1.E2" office:value-type="string">
            <text:p text:style-name="P3">1) Trip issue and date issue fixed</text:p>
            <text:p text:style-name="P3"/>
            <text:p text:style-name="P3">2) Pax issue fixed</text:p>
          </table:table-cell>
        </table:table-row>
        <text:soft-page-break/>
        <table:table-row table:style-name="Table1.1">
          <table:table-cell table:style-name="Table1.A2" office:value-type="float" office:value="5">
            <text:p text:style-name="P2">5</text:p>
          </table:table-cell>
          <table:table-cell table:style-name="Table1.C2" office:value-type="string">
            <text:p text:style-name="P2">looking for three cheap fares to bombay </text:p>
          </table:table-cell>
          <table:table-cell table:style-name="Table1.C2" office:value-type="string">
            <text:p text:style-name="P2">From<text:tab/> Toronto, YYZ</text:p>
            <text:p text:style-name="P2">To<text:tab/> Bombay , BOM </text:p>
            <text:p text:style-name="P2">Depart Date<text:tab/> 2013/05/07 </text:p>
            <text:p text:style-name="P2">Return Date<text:tab/> 2013/05/10 </text:p>
            <text:p text:style-name="P2">Trip Type<text:tab/> RoundTrip </text:p>
            <text:p text:style-name="P2">Trip Class<text:tab/> Economy </text:p>
            <text:p text:style-name="P2">Passengers<text:tab/> 3 Adults </text:p>
            <text:p text:style-name="P2">0 Children </text:p>
            <text:p text:style-name="P2">0 Infant</text:p>
          </table:table-cell>
          <table:table-cell table:style-name="Table1.C2" office:value-type="string">
            <text:p text:style-name="P3">From<text:tab/> Ahmedabad , AMD </text:p>
            <text:p text:style-name="P2">To<text:tab/> Bombay , BOM </text:p>
            <text:p text:style-name="P2">Depart Date<text:tab/> 2013/05/07 </text:p>
            <text:p text:style-name="P2">Return Date<text:tab/> 2013/05/10 </text:p>
            <text:p text:style-name="P2">Trip Type<text:tab/> RoundTrip </text:p>
            <text:p text:style-name="P2">Trip Class<text:tab/> Economy </text:p>
            <text:p text:style-name="P2">Passengers<text:tab/> 3 Adults </text:p>
            <text:p text:style-name="P2">0 Children </text:p>
            <text:p text:style-name="P2">0 Infant</text:p>
          </table:table-cell>
          <table:table-cell table:style-name="Table1.E2" office:value-type="string">
            <text:p text:style-name="P3">Will be fixed once once we go to Apache based hosting.</text:p>
          </table:table-cell>
        </table:table-row>
        <table:table-row table:style-name="Table1.1">
          <table:table-cell table:style-name="Table1.A2" office:value-type="float" office:value="6">
            <text:p text:style-name="P2">6</text:p>
          </table:table-cell>
          <table:table-cell table:style-name="Table1.C2" office:value-type="string">
            <text:p text:style-name="P2">Want cheap fares to Las Vegas in February</text:p>
          </table:table-cell>
          <table:table-cell table:style-name="Table1.C2" office:value-type="string">
            <text:p text:style-name="P2">From<text:tab/> Toronto, YYZ </text:p>
            <text:p text:style-name="P2">To<text:tab/> Las Vegas , LAS </text:p>
            <text:p text:style-name="P2">Depart Date<text:tab/> 2014/02/01 </text:p>
            <text:p text:style-name="P2">Trip Type<text:tab/> RoundTrip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C2" office:value-type="string">
            <text:p text:style-name="P3">From<text:tab/> Ahmedabad , AMD </text:p>
            <text:p text:style-name="P2">To<text:tab/> Las Vegas , LAS </text:p>
            <text:p text:style-name="P2">Depart Date<text:tab/> 2014/02/01 </text:p>
            <text:p text:style-name="P2"><text:span text:style-name="T1">Trip Type<text:tab/> OneWay</text:span>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E2" office:value-type="string">
            <text:p text:style-name="P3">Will be fixed once once we go to Apache based hosting.</text:p>
          </table:table-cell>
        </table:table-row>
        <table:table-row table:style-name="Table1.1">
          <table:table-cell table:style-name="Table1.A2" office:value-type="float" office:value="7">
            <text:p text:style-name="P2">7</text:p>
          </table:table-cell>
          <table:table-cell table:style-name="Table1.C2" office:value-type="string">
            <text:p text:style-name="P2">Flights to California in June second week</text:p>
          </table:table-cell>
          <table:table-cell table:style-name="Table1.C2" office:value-type="string">
            <text:p text:style-name="P2">From<text:tab/> <text:s/>Toronto, YYZ</text:p>
            <text:p text:style-name="P2">To<text:tab/> &lt;California&gt;</text:p>
            <text:p text:style-name="P2">Depart Date<text:tab/> 2013/06/08 </text:p>
            <text:p text:style-name="P2">Trip Type<text:tab/> OneWay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C2" office:value-type="string">
            <text:p text:style-name="P3">From<text:tab/> Ahmedabad , AMD </text:p>
            <text:p text:style-name="P3">To<text:tab/> Las Vegas , LAS </text:p>
            <text:p text:style-name="P2">Depart Date<text:tab/> 2013/06/08 </text:p>
            <text:p text:style-name="P3">Trip Type<text:tab/> OneWay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E2" office:value-type="string">
            <text:p text:style-name="P3">Will be fixed once once we go to Apache based hosting.</text:p>
          </table:table-cell>
        </table:table-row>
        <table:table-row table:style-name="Table1.1">
          <table:table-cell table:style-name="Table1.A2" office:value-type="float" office:value="8">
            <text:p text:style-name="P2">8</text:p>
          </table:table-cell>
          <table:table-cell table:style-name="Table1.C2" office:value-type="string">
            <text:p text:style-name="P2">Visit Mumbai in January 2014</text:p>
          </table:table-cell>
          <table:table-cell table:style-name="Table1.C2" office:value-type="string">
            <text:p text:style-name="P2">From<text:tab/> Toronto, YYZ </text:p>
            <text:p text:style-name="P2">To<text:tab/> Mumbai , BOM </text:p>
            <text:p text:style-name="P2">Depart Date<text:tab/> 2014/01/01 </text:p>
            <text:p text:style-name="P2">Trip Type<text:tab/> RoundTrip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C2" office:value-type="string">
            <text:p text:style-name="P3">From<text:tab/> Ahmedabad , AMD </text:p>
            <text:p text:style-name="P2">To<text:tab/> Mumbai , BOM </text:p>
            <text:p text:style-name="P2">Depart Date<text:tab/> 2014/01/01 </text:p>
            <text:p text:style-name="P3">Trip Type<text:tab/> OneWay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E2" office:value-type="string">
            <text:p text:style-name="P3">Will be fixed once once we go to Apache based hosting.</text:p>
          </table:table-cell>
        </table:table-row>
        <text:soft-page-break/>
        <table:table-row table:style-name="Table1.1">
          <table:table-cell table:style-name="Table1.A2" office:value-type="float" office:value="9">
            <text:p text:style-name="P2">9</text:p>
          </table:table-cell>
          <table:table-cell table:style-name="Table1.C2" office:value-type="string">
            <text:p text:style-name="P2">What is the best time to travel to Spain</text:p>
          </table:table-cell>
          <table:table-cell table:style-name="Table1.C2" office:value-type="string">
            <text:p text:style-name="P2"/>
            <text:p text:style-name="P2">Errors<text:tab/> Unable to parse Departure City </text:p>
            <text:p text:style-name="P2">Unable to parse Destination City </text:p>
          </table:table-cell>
          <table:table-cell table:style-name="Table1.C2" office:value-type="string">
            <text:p text:style-name="P3">From<text:tab/> Ahmedabad , AMD </text:p>
            <text:p text:style-name="P3">To<text:tab/> Madrid , MAD </text:p>
            <text:p text:style-name="P3">Depart Date<text:tab/> 2013/05/07 </text:p>
            <text:p text:style-name="P3">Return Date<text:tab/> 2013/05/10 </text:p>
            <text:p text:style-name="P3">Trip Type<text:tab/> RoundTrip </text:p>
            <text:p text:style-name="P3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E2" office:value-type="string">
            <text:p text:style-name="P3">This is expected result.</text:p>
          </table:table-cell>
        </table:table-row>
        <table:table-row table:style-name="Table1.1">
          <table:table-cell table:style-name="Table1.A2" office:value-type="float" office:value="10">
            <text:p text:style-name="P2">10</text:p>
          </table:table-cell>
          <table:table-cell table:style-name="Table1.C2" office:value-type="string">
            <text:p text:style-name="P2">weekend trip to Montreal</text:p>
          </table:table-cell>
          <table:table-cell table:style-name="Table1.C2" office:value-type="string">
            <text:p text:style-name="P2">From<text:tab/> <text:s/>Toronto, YYZ</text:p>
            <text:p text:style-name="P2">To<text:tab/> Montreal , YUL </text:p>
            <text:p text:style-name="P2">Depart Date<text:tab/> 2013/05/04 </text:p>
            <text:p text:style-name="P2">Trip Type<text:tab/> RoundTrip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C2" office:value-type="string">
            <text:p text:style-name="P3">From<text:tab/> Ahmedabad , AMD </text:p>
            <text:p text:style-name="P2">To<text:tab/> Montreal , YUL </text:p>
            <text:p text:style-name="P2">Depart Date<text:tab/> 2013/05/04 </text:p>
            <text:p text:style-name="P3">Trip Type<text:tab/> OneWay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E2" office:value-type="string">
            <text:p text:style-name="P3">Will be fixed once once we go to Apache based hosting.</text:p>
          </table:table-cell>
        </table:table-row>
        <table:table-row table:style-name="Table1.1">
          <table:table-cell table:style-name="Table1.A2" office:value-type="float" office:value="11">
            <text:p text:style-name="P2">11</text:p>
          </table:table-cell>
          <table:table-cell table:style-name="Table1.C2" office:value-type="string">
            <text:p text:style-name="P2">family trip to San Diego zoo next month</text:p>
          </table:table-cell>
          <table:table-cell table:style-name="Table1.C2" office:value-type="string">
            <text:p text:style-name="P2">From<text:tab/> Toronto, YYZ </text:p>
            <text:p text:style-name="P2">To<text:tab/> San Diego , SAN </text:p>
            <text:p text:style-name="P2">Depart Date<text:tab/> 2013/05/01 </text:p>
            <text:p text:style-name="P2">Trip Type<text:tab/> RoundTrip</text:p>
            <text:p text:style-name="P2">Trip Class<text:tab/> Economy </text:p>
            <text:p text:style-name="P2">Passengers<text:tab/> 2 Adults </text:p>
            <text:p text:style-name="P2">2 Children </text:p>
            <text:p text:style-name="P2">0 Infant</text:p>
          </table:table-cell>
          <table:table-cell table:style-name="Table1.C2" office:value-type="string">
            <text:p text:style-name="P3">From<text:tab/> Ahmedabad , AMD </text:p>
            <text:p text:style-name="P2">To<text:tab/> San Diego , SAN </text:p>
            <text:p text:style-name="P2">Depart Date<text:tab/> 2013/05/01 </text:p>
            <text:p text:style-name="P3">Trip Type<text:tab/> OneWay </text:p>
            <text:p text:style-name="P2">Trip Class<text:tab/> Economy </text:p>
            <text:p text:style-name="P3">Passengers<text:tab/> 4 Adults </text:p>
            <text:p text:style-name="P3">0 Children </text:p>
            <text:p text:style-name="P2">0 Infant</text:p>
          </table:table-cell>
          <table:table-cell table:style-name="Table1.E2" office:value-type="string">
            <text:p text:style-name="P3">Will be fixed once once we go to Apache based hosting.</text:p>
          </table:table-cell>
        </table:table-row>
        <table:table-row table:style-name="Table1.1">
          <table:table-cell table:style-name="Table1.A2" office:value-type="float" office:value="12">
            <text:p text:style-name="P2">12</text:p>
          </table:table-cell>
          <table:table-cell table:style-name="Table1.C2" office:value-type="string">
            <text:p text:style-name="P2">I want to take the kids skiing to Quebec City in January</text:p>
          </table:table-cell>
          <table:table-cell table:style-name="Table1.C2" office:value-type="string">
            <text:p text:style-name="P2">From<text:tab/> <text:s/>Toronto, YYZ</text:p>
            <text:p text:style-name="P2">To<text:tab/> Quebec City , YQB </text:p>
            <text:p text:style-name="P2">Depart Date<text:tab/> 2014/01/01 </text:p>
            <text:p text:style-name="P2">Trip Type<text:tab/> RoundTrip</text:p>
            <text:p text:style-name="P2">Trip Class<text:tab/> Economy </text:p>
            <text:p text:style-name="P2">Passengers<text:tab/> 2 Adults </text:p>
            <text:p text:style-name="P2">2 Children </text:p>
            <text:p text:style-name="P2">0 Infant</text:p>
          </table:table-cell>
          <table:table-cell table:style-name="Table1.C2" office:value-type="string">
            <text:p text:style-name="P3">From<text:tab/> Ahmedabad , AMD </text:p>
            <text:p text:style-name="P2">To<text:tab/> Quebec City , YQB </text:p>
            <text:p text:style-name="P2">Depart Date<text:tab/> 2014/01/01 </text:p>
            <text:p text:style-name="P3">Trip Type<text:tab/> OneWay </text:p>
            <text:p text:style-name="P2">Trip Class<text:tab/> Economy </text:p>
            <text:p text:style-name="P3">Passengers<text:tab/> 1 Adults </text:p>
            <text:p text:style-name="P3">1 Children </text:p>
            <text:p text:style-name="P2">0 Infant</text:p>
          </table:table-cell>
          <table:table-cell table:style-name="Table1.E2" office:value-type="string">
            <text:p text:style-name="P3">1) Will be fixed once once we go to Apache based hosting.</text:p>
            <text:p text:style-name="P3"/>
            <text:p text:style-name="P3">2) No keyword to determine it as roundtrip</text:p>
            <text:p text:style-name="P3"/>
            <text:p text:style-name="P3">3) passengers are parsed correct as per Evature. </text:p>
          </table:table-cell>
        </table:table-row>
        <text:soft-page-break/>
        <table:table-row table:style-name="Table1.1">
          <table:table-cell table:style-name="Table1.A2" office:value-type="float" office:value="13">
            <text:p text:style-name="P2">13</text:p>
          </table:table-cell>
          <table:table-cell table:style-name="Table1.C2" office:value-type="string">
            <text:p text:style-name="P2">Best fares to Lisbon and Algarve for May</text:p>
          </table:table-cell>
          <table:table-cell table:style-name="Table1.C2" office:value-type="string">
            <text:p text:style-name="P2">From<text:tab/> Toronto, YYZ </text:p>
            <text:p text:style-name="P2">To<text:tab/> Lisbon , LIS </text:p>
            <text:p text:style-name="P2">Depart Date<text:tab/> 2013/05/01 </text:p>
            <text:p text:style-name="P2">Trip Type<text:tab/> RoundTrip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C2" office:value-type="string">
            <text:p text:style-name="P3">From<text:tab/> Ahmedabad , AMD </text:p>
            <text:p text:style-name="P2">To<text:tab/> Lisbon , LIS </text:p>
            <text:p text:style-name="P2">Depart Date<text:tab/> 2013/05/01 </text:p>
            <text:p text:style-name="P3">Trip Type<text:tab/> OneWay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E2" office:value-type="string">
            <text:p text:style-name="P3"><text:s/>No keyword to determine it as roundtrip</text:p>
          </table:table-cell>
        </table:table-row>
        <table:table-row table:style-name="Table1.1">
          <table:table-cell table:style-name="Table1.A2" office:value-type="float" office:value="14">
            <text:p text:style-name="P2">14</text:p>
          </table:table-cell>
          <table:table-cell table:style-name="Table1.C2" office:value-type="string">
            <text:p text:style-name="P2">Tuna fishing off Jamaica in July</text:p>
          </table:table-cell>
          <table:table-cell table:style-name="Table1.C2" office:value-type="string">
            <text:p text:style-name="P2">From<text:tab/> Toronto, YYZ </text:p>
            <text:p text:style-name="P2">To<text:tab/> Kingston , KIN </text:p>
            <text:p text:style-name="P2">Depart Date<text:tab/> 2013/07/01 </text:p>
            <text:p text:style-name="P2">Trip Type<text:tab/> RoundTrip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C2" office:value-type="string">
            <text:p text:style-name="P3">From<text:tab/> Omaha , OFF </text:p>
            <text:p text:style-name="P2">To<text:tab/> Kingston , KIN </text:p>
            <text:p text:style-name="P2">Depart Date<text:tab/> 2013/07/01 </text:p>
            <text:p text:style-name="P3">Trip Type<text:tab/> OneWay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E2" office:value-type="string">
            <text:p text:style-name="P3">1) Fixed</text:p>
            <text:p text:style-name="P3"/>
            <text:p text:style-name="P3">2) No keyword to determine it as roundtrip</text:p>
          </table:table-cell>
        </table:table-row>
        <table:table-row table:style-name="Table1.1">
          <table:table-cell table:style-name="Table1.A2" office:value-type="float" office:value="15">
            <text:p text:style-name="P2">15</text:p>
          </table:table-cell>
          <table:table-cell table:style-name="Table1.C2" office:value-type="string">
            <text:p text:style-name="P2">Family trip to Los Angeles and Disneyland in August</text:p>
          </table:table-cell>
          <table:table-cell table:style-name="Table1.C2" office:value-type="string">
            <text:p text:style-name="P2">From<text:tab/> <text:s/>Toronto, YYZ</text:p>
            <text:p text:style-name="P2">To<text:tab/> Los Angeles , LAX </text:p>
            <text:p text:style-name="P2">Depart Date<text:tab/> 2013/08/01 </text:p>
            <text:p text:style-name="P2">Trip Type<text:tab/> RoundTrip</text:p>
            <text:p text:style-name="P2">Trip Class<text:tab/> Economy </text:p>
            <text:p text:style-name="P2">Passengers<text:tab/> 2 Adults </text:p>
            <text:p text:style-name="P2">2 Children </text:p>
            <text:p text:style-name="P2">0 Infant</text:p>
          </table:table-cell>
          <table:table-cell table:style-name="Table1.C2" office:value-type="string">
            <text:p text:style-name="P3">From<text:tab/> Ahmedabad , AMD </text:p>
            <text:p text:style-name="P2">To<text:tab/> Los Angeles , LAX </text:p>
            <text:p text:style-name="P2">Depart Date<text:tab/> 2013/08/01 </text:p>
            <text:p text:style-name="P3">Trip Type<text:tab/> OneWay </text:p>
            <text:p text:style-name="P2">Trip Class<text:tab/> Economy </text:p>
            <text:p text:style-name="P3">Passengers<text:tab/> 4 Adults </text:p>
            <text:p text:style-name="P3">0 Children </text:p>
            <text:p text:style-name="P2">0 Infant</text:p>
          </table:table-cell>
          <table:table-cell table:style-name="Table1.E2" office:value-type="string">
            <text:p text:style-name="P3">1) Trip type issue fixed</text:p>
            <text:p text:style-name="P3"/>
            <text:p text:style-name="P3">2) Passengers issue fixed</text:p>
          </table:table-cell>
        </table:table-row>
        <table:table-row table:style-name="Table1.1">
          <table:table-cell table:style-name="Table1.A2" office:value-type="float" office:value="16">
            <text:p text:style-name="P2">16</text:p>
          </table:table-cell>
          <table:table-cell table:style-name="Table1.C2" office:value-type="string">
            <text:p text:style-name="P2">what are the rates for travel to italy in the summer</text:p>
          </table:table-cell>
          <table:table-cell table:style-name="Table1.C2" office:value-type="string">
            <text:p text:style-name="P2">From<text:tab/> <text:s/>Toronto, YYZ</text:p>
            <text:p text:style-name="P2">To<text:tab/> Rome , FCO </text:p>
            <text:p text:style-name="P2">Depart Date<text:tab/> 2013/06/01 </text:p>
            <text:p text:style-name="P2">Trip Type<text:tab/> RoundTrip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C2" office:value-type="string">
            <text:p text:style-name="P3">From<text:tab/> Ahmedabad , AMD </text:p>
            <text:p text:style-name="P2">To<text:tab/> Rome , FCO </text:p>
            <text:p text:style-name="P2">Depart Date<text:tab/> 2013/06/01 </text:p>
            <text:p text:style-name="P3">Trip Type<text:tab/> OneWay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E2" office:value-type="string">
            <text:p text:style-name="P3">No keyword to determine it as roundtrip</text:p>
          </table:table-cell>
        </table:table-row>
        <text:soft-page-break/>
        <table:table-row table:style-name="Table1.1">
          <table:table-cell table:style-name="Table1.A2" office:value-type="float" office:value="17">
            <text:p text:style-name="P2">17</text:p>
          </table:table-cell>
          <table:table-cell table:style-name="Table1.C2" office:value-type="string">
            <text:p text:style-name="P2">three day visit lancaster pa march weekend of 15th</text:p>
          </table:table-cell>
          <table:table-cell table:style-name="Table1.C2" office:value-type="string">
            <text:p text:style-name="P2">From<text:tab/> <text:s/>Toronto, YYZ</text:p>
            <text:p text:style-name="P2">To<text:tab/> Lancaster , LNS </text:p>
            <text:p text:style-name="P2">Lancaster , RZH </text:p>
            <text:p text:style-name="P2">Lancaster , WJF </text:p>
            <text:p text:style-name="P2">Depart Date<text:tab/> 2013/03/16</text:p>
            <text:p text:style-name="P2">Return Date<text:tab/> 2013/03/17 </text:p>
            <text:p text:style-name="P2">Trip Type<text:tab/> RoundTrip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C2" office:value-type="string">
            <text:p text:style-name="P2">From<text:tab/> Ahmedabad , AMD </text:p>
            <text:p text:style-name="P2">To<text:tab/> Lancaster , LNS </text:p>
            <text:p text:style-name="P2">Lancaster , RZH </text:p>
            <text:p text:style-name="P2">Lancaster , WJF </text:p>
            <text:p text:style-name="P3">Depart Date<text:tab/> 2013/05/04 </text:p>
            <text:p text:style-name="P3">Return Date<text:tab/> 2014/03/01 </text:p>
            <text:p text:style-name="P2">Trip Type<text:tab/> RoundTrip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E2" office:value-type="string">
            <text:p text:style-name="P3">Fixed</text:p>
          </table:table-cell>
        </table:table-row>
        <table:table-row table:style-name="Table1.1">
          <table:table-cell table:style-name="Table1.A2" office:value-type="float" office:value="18">
            <text:p text:style-name="P2">18</text:p>
          </table:table-cell>
          <table:table-cell table:style-name="Table1.C2" office:value-type="string">
            <text:p text:style-name="P2">three day visit lancaster pa weekend of march 15th</text:p>
          </table:table-cell>
          <table:table-cell table:style-name="Table1.C2" office:value-type="string">
            <text:p text:style-name="P2">From<text:tab/> <text:s/>Toronto, YYZ</text:p>
            <text:p text:style-name="P2">To<text:tab/> Lancaster , LNS </text:p>
            <text:p text:style-name="P2">Lancaster , RZH </text:p>
            <text:p text:style-name="P2">Lancaster , WJF </text:p>
            <text:p text:style-name="P2">Depart Date<text:tab/> 2013/03/16</text:p>
            <text:p text:style-name="P2">Return Date<text:tab/> 2013/03/17 </text:p>
            <text:p text:style-name="P2">Trip Type<text:tab/> RoundTrip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C2" office:value-type="string">
            <text:p text:style-name="P2">From<text:tab/> Ahmedabad , AMD </text:p>
            <text:p text:style-name="P2">To<text:tab/> Lancaster , LNS </text:p>
            <text:p text:style-name="P2">Lancaster , RZH </text:p>
            <text:p text:style-name="P2">Lancaster , WJF </text:p>
            <text:p text:style-name="P3">Depart Date<text:tab/> 2013/05/04 </text:p>
            <text:p text:style-name="P3">Return Date<text:tab/> 2014/03/01 </text:p>
            <text:p text:style-name="P2">Trip Type<text:tab/> RoundTrip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E2" office:value-type="string">
            <text:p text:style-name="P3">Fixed</text:p>
          </table:table-cell>
        </table:table-row>
        <table:table-row table:style-name="Table1.1">
          <table:table-cell table:style-name="Table1.A2" office:value-type="float" office:value="19">
            <text:p text:style-name="P2">19</text:p>
          </table:table-cell>
          <table:table-cell table:style-name="Table1.C2" office:value-type="string">
            <text:p text:style-name="P2">thailand bangkok and pattaya in spring for a week</text:p>
          </table:table-cell>
          <table:table-cell table:style-name="Table1.C2" office:value-type="string">
            <text:p text:style-name="P2">From<text:tab/> Toronto, YYZ </text:p>
            <text:p text:style-name="P2">To<text:tab/> Bangkok, BKK </text:p>
            <text:p text:style-name="P2">Depart Date<text:tab/> 2014/03/01 </text:p>
            <text:p text:style-name="P2">Return Date<text:tab/> 2014/03/08 </text:p>
            <text:p text:style-name="P2">Trip Type<text:tab/> RoundTrip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C2" office:value-type="string">
            <text:p text:style-name="P3">From<text:tab/> Bangkok , BKK </text:p>
            <text:p text:style-name="P3">To<text:tab/> Pattaya , PYX </text:p>
            <text:p text:style-name="P2">Depart Date<text:tab/> 2014/03/01 </text:p>
            <text:p text:style-name="P2">Return Date<text:tab/> 2014/03/08 </text:p>
            <text:p text:style-name="P2">Trip Type<text:tab/> RoundTrip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E2" office:value-type="string">
            <text:p text:style-name="P3">The result is expected as per Evature.com cross verification.</text:p>
          </table:table-cell>
        </table:table-row>
        <table:table-row table:style-name="Table1.1">
          <table:table-cell table:style-name="Table1.A2" office:value-type="float" office:value="20">
            <text:p text:style-name="P2">20</text:p>
          </table:table-cell>
          <table:table-cell table:style-name="Table1.C2" office:value-type="string">
            <text:p text:style-name="P2">goa and bangalore for a month in december</text:p>
          </table:table-cell>
          <table:table-cell table:style-name="Table1.C2" office:value-type="string">
            <text:p text:style-name="P2">From<text:tab/> Toronto, YYZ</text:p>
            <text:p text:style-name="P2">To<text:tab/> Bangalore , BLR </text:p>
            <text:p text:style-name="P2">Depart Date<text:tab/> 2013/12/01 </text:p>
            <text:p text:style-name="P2">Trip Type<text:tab/> RoundTrip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C2" office:value-type="string">
            <text:p text:style-name="P3">From<text:tab/> Goa , GOI </text:p>
            <text:p text:style-name="P2">To<text:tab/> Bangalore , BLR </text:p>
            <text:p text:style-name="P2">Depart Date<text:tab/> 2013/12/01 </text:p>
            <text:p text:style-name="P2">T<text:span text:style-name="T1">rip Type<text:tab/> OneWay </text:span>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E2" office:value-type="string">
            <text:p text:style-name="P3">The result is expected as per Evature.com cross verification.</text:p>
          </table:table-cell>
        </table:table-row>
        <text:soft-page-break/>
        <table:table-row table:style-name="Table1.1">
          <table:table-cell table:style-name="Table1.A2" office:value-type="float" office:value="21">
            <text:p text:style-name="P2">21</text:p>
          </table:table-cell>
          <table:table-cell table:style-name="Table1.C2" office:value-type="string">
            <text:p text:style-name="P2">toronto to sydney at christmas for two weeks</text:p>
          </table:table-cell>
          <table:table-cell table:style-name="Table1.C2" office:value-type="string">
            <text:p text:style-name="P2">From<text:tab/> Toronto , YTZ </text:p>
            <text:p text:style-name="P2">Toronto , YYZ </text:p>
            <text:p text:style-name="P2">Toronto , YTO </text:p>
            <text:p text:style-name="P2">To<text:tab/> Sydney , YQY </text:p>
            <text:p text:style-name="P2">Sydney , SYD </text:p>
            <text:p text:style-name="P2">Depart Date<text:tab/> 2013/12/25 </text:p>
            <text:p text:style-name="P2">Return Date<text:tab/> 2013/01/10 </text:p>
            <text:p text:style-name="P2">Trip Type<text:tab/> RoundTrip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C2" office:value-type="string">
            <text:p text:style-name="P2">From<text:tab/> Toronto , YTZ </text:p>
            <text:p text:style-name="P2">Toronto , YYZ </text:p>
            <text:p text:style-name="P2">Toronto , YTO </text:p>
            <text:p text:style-name="P2">To<text:tab/> Sydney , YQY </text:p>
            <text:p text:style-name="P2">Sydney , SYD </text:p>
            <text:p text:style-name="P3">Depart Date<text:tab/> 2013/05/15 </text:p>
            <text:p text:style-name="P3">Return Date<text:tab/> 2013/05/29 </text:p>
            <text:p text:style-name="P2">Trip Type<text:tab/> RoundTrip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E2" office:value-type="string">
            <text:p text:style-name="P3">Fixed</text:p>
          </table:table-cell>
        </table:table-row>
        <table:table-row table:style-name="Table1.1">
          <table:table-cell table:style-name="Table1.A2" office:value-type="float" office:value="22">
            <text:p text:style-name="P2">22</text:p>
          </table:table-cell>
          <table:table-cell table:style-name="Table1.C2" office:value-type="string">
            <text:p text:style-name="P2">spring break miami trip for two</text:p>
          </table:table-cell>
          <table:table-cell table:style-name="Table1.C2" office:value-type="string">
            <text:p text:style-name="P2">From<text:tab/> Toronto, YYZ </text:p>
            <text:p text:style-name="P2">To<text:tab/> Miami , MIA </text:p>
            <text:p text:style-name="P2">Depart Date<text:tab/> 2014/03/01 </text:p>
            <text:p text:style-name="P2">Trip Type<text:tab/> RoundTrip</text:p>
            <text:p text:style-name="P2">Trip Class<text:tab/> Economy </text:p>
            <text:p text:style-name="P2">Passengers<text:tab/> 2 Adults </text:p>
            <text:p text:style-name="P2">0 Children </text:p>
            <text:p text:style-name="P2">0 Infant</text:p>
          </table:table-cell>
          <table:table-cell table:style-name="Table1.C2" office:value-type="string">
            <text:p text:style-name="P3">From<text:tab/> Ahmedabad , AMD </text:p>
            <text:p text:style-name="P2">To<text:tab/> Miami , MIA </text:p>
            <text:p text:style-name="P2">Depart Date<text:tab/> 2014/03/01 </text:p>
            <text:p text:style-name="P3">Trip Type<text:tab/> OneWay </text:p>
            <text:p text:style-name="P2">Trip Class<text:tab/> Economy </text:p>
            <text:p text:style-name="P2">Passengers<text:tab/> 2 Adults </text:p>
            <text:p text:style-name="P2">0 Children </text:p>
            <text:p text:style-name="P2">0 Infant</text:p>
          </table:table-cell>
          <table:table-cell table:style-name="Table1.E2" office:value-type="string">
            <text:p text:style-name="P3">Fixed.</text:p>
          </table:table-cell>
        </table:table-row>
        <table:table-row table:style-name="Table1.1">
          <table:table-cell table:style-name="Table1.A2" office:value-type="float" office:value="23">
            <text:p text:style-name="P2">23</text:p>
          </table:table-cell>
          <table:table-cell table:style-name="Table1.C2" office:value-type="string">
            <text:p text:style-name="P2">bucharest and transylvania halloween 2013</text:p>
          </table:table-cell>
          <table:table-cell table:style-name="Table1.C2" office:value-type="string">
            <text:p text:style-name="P2">From<text:tab/> Toronto, YYZ</text:p>
            <text:p text:style-name="P2">To<text:tab/> Bucharest , OTP </text:p>
            <text:p text:style-name="P2">Depart Date<text:tab/> 2013/10/01 </text:p>
            <text:p text:style-name="P2">Return Date<text:tab/> 2013/10/07 </text:p>
            <text:p text:style-name="P2">Trip Type<text:tab/> RoundTrip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C2" office:value-type="string">
            <text:p text:style-name="P3">From<text:tab/> Ahmedabad , AMD </text:p>
            <text:p text:style-name="P2">To<text:tab/> Bucharest , OTP </text:p>
            <text:p text:style-name="P3">Depart Date<text:tab/> 2013/05/07 </text:p>
            <text:p text:style-name="P3">Return Date<text:tab/> 2013/05/10 </text:p>
            <text:p text:style-name="P2">Trip Type<text:tab/> RoundTrip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E2" office:value-type="string">
            <text:p text:style-name="P3">Fixed</text:p>
          </table:table-cell>
        </table:table-row>
        <text:soft-page-break/>
        <table:table-row table:style-name="Table1.1">
          <table:table-cell table:style-name="Table1.A2" office:value-type="float" office:value="24">
            <text:p text:style-name="P2">24</text:p>
          </table:table-cell>
          <table:table-cell table:style-name="Table1.C2" office:value-type="string">
            <text:p text:style-name="P2">lowest fares edmonton to paris around summer </text:p>
          </table:table-cell>
          <table:table-cell table:style-name="Table1.C2" office:value-type="string">
            <text:p text:style-name="P2">From<text:tab/> Edmonton , YEG </text:p>
            <text:p text:style-name="P2">Edmonton , YEA </text:p>
            <text:p text:style-name="P2">To<text:tab/> Paris , ORY </text:p>
            <text:p text:style-name="P2">Paris , BVA </text:p>
            <text:p text:style-name="P2">Paris , CDG </text:p>
            <text:p text:style-name="P2">Paris , PAR </text:p>
            <text:p text:style-name="P2">Depart Date<text:tab/> 2013/06/01 </text:p>
            <text:p text:style-name="P2">Trip Type<text:tab/> RoundTrip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C2" office:value-type="string">
            <text:p text:style-name="P2">From<text:tab/> Edmonton , YEG </text:p>
            <text:p text:style-name="P2">Edmonton , YEA </text:p>
            <text:p text:style-name="P2">To<text:tab/> Paris , ORY </text:p>
            <text:p text:style-name="P2">Paris , BVA </text:p>
            <text:p text:style-name="P2">Paris , CDG </text:p>
            <text:p text:style-name="P2">Paris , PAR </text:p>
            <text:p text:style-name="P2">Depart Date<text:tab/> 2013/06/01 </text:p>
            <text:p text:style-name="P3">Trip Type<text:tab/> OneWay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E2" office:value-type="string">
            <text:p text:style-name="P3">No keyword to determine it as roundtrip</text:p>
          </table:table-cell>
        </table:table-row>
        <table:table-row table:style-name="Table1.1">
          <table:table-cell table:style-name="Table1.A2" office:value-type="float" office:value="25">
            <text:p text:style-name="P2">25</text:p>
          </table:table-cell>
          <table:table-cell table:style-name="Table1.C2" office:value-type="string">
            <text:p text:style-name="P2">ny - las vegas next weekend</text:p>
          </table:table-cell>
          <table:table-cell table:style-name="Table1.C2" office:value-type="string">
            <text:p text:style-name="P2">From<text:tab/> <text:s/>New York , LGA</text:p>
            <text:p text:style-name="P2">To<text:tab/> Las Vegas , LAS </text:p>
            <text:p text:style-name="P2">Depart Date<text:tab/> 2013/05/04 </text:p>
            <text:p text:style-name="P2">Trip Type<text:tab/> OneWay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C2" office:value-type="string">
            <text:p text:style-name="P3">From<text:tab/> Las Vegas , LAS </text:p>
            <text:p text:style-name="P3">To<text:tab/> New York , LGA </text:p>
            <text:p text:style-name="P2">Depart Date<text:tab/> 2013/05/04 </text:p>
            <text:p text:style-name="P2">Trip Type<text:tab/> OneWay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E2" office:value-type="string">
            <text:p text:style-name="P3">Fixed</text:p>
          </table:table-cell>
        </table:table-row>
        <table:table-row table:style-name="Table1.1">
          <table:table-cell table:style-name="Table1.A2" office:value-type="float" office:value="26">
            <text:p text:style-name="P2">26</text:p>
          </table:table-cell>
          <table:table-cell table:style-name="Table1.C2" office:value-type="string">
            <text:p text:style-name="P2">tickets to jamaica for party of six</text:p>
          </table:table-cell>
          <table:table-cell table:style-name="Table1.C2" office:value-type="string">
            <text:p text:style-name="P2">From<text:tab/> Toronto, YYZ</text:p>
            <text:p text:style-name="P2">To<text:tab/> Kingston , KIN </text:p>
            <text:p text:style-name="P2">Depart Date<text:tab/> 2013/05/07 </text:p>
            <text:p text:style-name="P2">Return Date<text:tab/> 2013/05/10 </text:p>
            <text:p text:style-name="P2">Trip Type<text:tab/> RoundTrip </text:p>
            <text:p text:style-name="P2">Trip Class<text:tab/> Economy </text:p>
            <text:p text:style-name="P2">Passengers<text:tab/> 6 Adults </text:p>
            <text:p text:style-name="P2">0 Children </text:p>
            <text:p text:style-name="P2">0 Infant</text:p>
          </table:table-cell>
          <table:table-cell table:style-name="Table1.C2" office:value-type="string">
            <text:p text:style-name="P3">From<text:tab/> Ahmedabad , AMD </text:p>
            <text:p text:style-name="P2">To<text:tab/> Kingston , KIN </text:p>
            <text:p text:style-name="P2">Depart Date<text:tab/> 2013/05/07 </text:p>
            <text:p text:style-name="P2">Return Date<text:tab/> 2013/05/10 </text:p>
            <text:p text:style-name="P2">Trip Type<text:tab/> RoundTrip </text:p>
            <text:p text:style-name="P2">Trip Class<text:tab/> Economy </text:p>
            <text:p text:style-name="P3">Passengers<text:tab/> 1 Adults </text:p>
            <text:p text:style-name="P2">0 Children </text:p>
            <text:p text:style-name="P2">0 Infant</text:p>
          </table:table-cell>
          <table:table-cell table:style-name="Table1.E2" office:value-type="string">
            <text:p text:style-name="P3">Fixed</text:p>
          </table:table-cell>
        </table:table-row>
        <table:table-row table:style-name="Table1.1">
          <table:table-cell table:style-name="Table1.A2" office:value-type="float" office:value="27">
            <text:p text:style-name="P2">27</text:p>
          </table:table-cell>
          <table:table-cell table:style-name="Table1.C2" office:value-type="string">
            <text:p text:style-name="P2">I want to visit new york for a weekend in winter</text:p>
          </table:table-cell>
          <table:table-cell table:style-name="Table1.C2" office:value-type="string">
            <text:p text:style-name="P2">From<text:tab/> Toronto, YYZ </text:p>
            <text:p text:style-name="P2">To<text:tab/> New York , LGA </text:p>
            <text:p text:style-name="P2">New York , JFK </text:p>
            <text:p text:style-name="P2">New York , NYC </text:p>
            <text:p text:style-name="P2">Depart Date<text:tab/> 2013/12/07 </text:p>
            <text:p text:style-name="P2">Trip Type<text:tab/> RoundTrip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C2" office:value-type="string">
            <text:p text:style-name="P2"><text:span text:style-name="T1">From<text:tab/> Ahmedabad , AMD</text:span> </text:p>
            <text:p text:style-name="P2">To<text:tab/> New York , LGA </text:p>
            <text:p text:style-name="P2">New York , JFK </text:p>
            <text:p text:style-name="P2">New York , NYC </text:p>
            <text:p text:style-name="P2">Depart Date<text:tab/> 2013/12/07 </text:p>
            <text:p text:style-name="P3">Trip Type<text:tab/> OneWay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E2" office:value-type="string">
            <text:p text:style-name="P3">Fixed</text:p>
          </table:table-cell>
        </table:table-row>
        <text:soft-page-break/>
        <table:table-row table:style-name="Table1.1">
          <table:table-cell table:style-name="Table1.A2" office:value-type="float" office:value="28">
            <text:p text:style-name="P2">28</text:p>
          </table:table-cell>
          <table:table-cell table:style-name="Table1.C2" office:value-type="string">
            <text:p text:style-name="P2">Want to visit Montreal end of next week</text:p>
          </table:table-cell>
          <table:table-cell table:style-name="Table1.C2" office:value-type="string">
            <text:p text:style-name="P2">From<text:tab/> Toronto, YYZ </text:p>
            <text:p text:style-name="P2">To<text:tab/> Montreal , YUL </text:p>
            <text:p text:style-name="P2">Depart Date<text:tab/> 2013/05/06 </text:p>
            <text:p text:style-name="P2">Trip Type<text:tab/>RoundTrip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C2" office:value-type="string">
            <text:p text:style-name="P2"><text:span text:style-name="T1">From<text:tab/> Ahmedabad , AMD</text:span> </text:p>
            <text:p text:style-name="P2">To<text:tab/> Montreal , YUL </text:p>
            <text:p text:style-name="P2">Depart Date<text:tab/> 2013/05/06 </text:p>
            <text:p text:style-name="P3">Trip Type<text:tab/> OneWay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E2" office:value-type="string">
            <text:p text:style-name="P3">1) Trip type issue fixed</text:p>
            <text:p text:style-name="P2"/>
            <text:p text:style-name="P3">2) Date issue fixed</text:p>
          </table:table-cell>
        </table:table-row>
        <table:table-row table:style-name="Table1.1">
          <table:table-cell table:style-name="Table1.A2" office:value-type="float" office:value="29">
            <text:p text:style-name="P2">29</text:p>
          </table:table-cell>
          <table:table-cell table:style-name="Table1.C2" office:value-type="string">
            <text:p text:style-name="P2">Return trip to Vancouver July and August for two days</text:p>
          </table:table-cell>
          <table:table-cell table:style-name="Table1.C2" office:value-type="string">
            <text:p text:style-name="P2">From<text:tab/> Toronto, YYZ </text:p>
            <text:p text:style-name="P2">To<text:tab/> Vancouver , YVR </text:p>
            <text:p text:style-name="P2">Depart Date<text:tab/> 2013/07/01 </text:p>
            <text:p text:style-name="P2">Return Date<text:tab/> 2013/07/03 </text:p>
            <text:p text:style-name="P2">Trip Type<text:tab/> RoundTrip </text:p>
            <text:p text:style-name="P2">Trip Class<text:tab/> Economy </text:p>
            <text:p text:style-name="P2">Passengers<text:tab/> 2 Adults </text:p>
            <text:p text:style-name="P2">0 Children </text:p>
            <text:p text:style-name="P2">0 Infant</text:p>
            <text:p text:style-name="P2"/>
            <text:p text:style-name="P2">From<text:tab/> Toronto, YYZ </text:p>
            <text:p text:style-name="P2">To<text:tab/> Vancouver , YVR </text:p>
            <text:p text:style-name="P2">Depart Date<text:tab/> 2013/08/01 </text:p>
            <text:p text:style-name="P2">Return Date<text:tab/> 2013/08/03 </text:p>
            <text:p text:style-name="P2">Trip Type<text:tab/> RoundTrip </text:p>
            <text:p text:style-name="P2">Trip Class<text:tab/> Economy </text:p>
            <text:p text:style-name="P2">Passengers<text:tab/> 2 Adults </text:p>
            <text:p text:style-name="P2">0 Children </text:p>
            <text:p text:style-name="P2">0 Infant</text:p>
          </table:table-cell>
          <table:table-cell table:style-name="Table1.C2" office:value-type="string">
            <text:p text:style-name="P2"><text:span text:style-name="T1">From<text:tab/> Ahmedabad , AMD</text:span> </text:p>
            <text:p text:style-name="P2">To<text:tab/> Vancouver , YVR </text:p>
            <text:p text:style-name="P3">Depart Date<text:tab/> 2013/07/01 </text:p>
            <text:p text:style-name="P3">Return Date<text:tab/> 2013/08/01 </text:p>
            <text:p text:style-name="P2">Trip Type<text:tab/> RoundTrip </text:p>
            <text:p text:style-name="P2">Trip Class<text:tab/> Economy </text:p>
            <text:p text:style-name="P2">Passengers<text:tab/> 2 Adults </text:p>
            <text:p text:style-name="P2">0 Children </text:p>
            <text:p text:style-name="P2">0 Infant</text:p>
          </table:table-cell>
          <table:table-cell table:style-name="Table1.E2" office:value-type="string">
            <text:p text:style-name="P3">Fixed</text:p>
          </table:table-cell>
        </table:table-row>
        <table:table-row table:style-name="Table1.1">
          <table:table-cell table:style-name="Table1.A2" office:value-type="float" office:value="30">
            <text:p text:style-name="P2">30</text:p>
          </table:table-cell>
          <table:table-cell table:style-name="Table1.C2" office:value-type="string">
            <text:p text:style-name="P2">I want a cheap Halifax fare middle of July</text:p>
          </table:table-cell>
          <table:table-cell table:style-name="Table1.C2" office:value-type="string">
            <text:p text:style-name="P2">From<text:tab/> Toronto, YYZ</text:p>
            <text:p text:style-name="P2">To<text:tab/> Halifax , YHZ </text:p>
            <text:p text:style-name="P2">Depart Date<text:tab/> 2013/07/01 </text:p>
            <text:p text:style-name="P2">Trip Type<text:tab/> RoundTrip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C2" office:value-type="string">
            <text:p text:style-name="P3">From<text:tab/> Ahmedabad , AMD </text:p>
            <text:p text:style-name="P2">To<text:tab/> Halifax , YHZ </text:p>
            <text:p text:style-name="P2">Depart Date<text:tab/> 2013/07/01 </text:p>
            <text:p text:style-name="P3">Trip Type<text:tab/> OneWay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E2" office:value-type="string">
            <text:p text:style-name="P3">1) Trip type is ok</text:p>
            <text:p text:style-name="P3"/>
            <text:p text:style-name="P3">2) Date issue fixed</text:p>
          </table:table-cell>
        </table:table-row>
        <text:soft-page-break/>
        <table:table-row table:style-name="Table1.1">
          <table:table-cell table:style-name="Table1.A2" office:value-type="float" office:value="31">
            <text:p text:style-name="P2">31</text:p>
          </table:table-cell>
          <table:table-cell table:style-name="Table1.C2" office:value-type="string">
            <text:p text:style-name="P2">Looking for trip to Italy mid June to end July</text:p>
          </table:table-cell>
          <table:table-cell table:style-name="Table1.C2" office:value-type="string">
            <text:p text:style-name="P2">From<text:tab/> Toronto, YYZ</text:p>
            <text:p text:style-name="P2">To<text:tab/> Rome , FCO </text:p>
            <text:p text:style-name="P2">Depart Date<text:tab/> 2013/06/15 </text:p>
            <text:p text:style-name="P2">Return Date<text:tab/> 2013/07/31 </text:p>
            <text:p text:style-name="P2">Trip Type<text:tab/> RoundTrip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C2" office:value-type="string">
            <text:p text:style-name="P3">From<text:tab/> Ahmedabad , AMD </text:p>
            <text:p text:style-name="P2">To<text:tab/> Rome , FCO </text:p>
            <text:p text:style-name="P2">Depart Date<text:tab/> 2013/06/15 </text:p>
            <text:p text:style-name="P3">Return Date<text:tab/> 2013/07/01 </text:p>
            <text:p text:style-name="P2">Trip Type<text:tab/> RoundTrip </text:p>
            <text:p text:style-name="P2">Trip Class<text:tab/> Economy </text:p>
            <text:p text:style-name="P2">Passengers<text:tab/> 1 Adults </text:p>
            <text:p text:style-name="P2">0 Children </text:p>
            <text:p text:style-name="P2">0 Infant</text:p>
          </table:table-cell>
          <table:table-cell table:style-name="Table1.E2" office:value-type="string">
            <text:p text:style-name="P3">Fixed</text:p>
          </table:table-cell>
        </table:table-row>
      </table:table>
      <text:p text:style-name="Standard"/>
      <text:p text:style-name="P1">Notes:</text:p>
      <text:p text:style-name="Standard"/>
      <text:p text:style-name="Standard">Origin error needs to be fixed; currently hardwired to AMD. <text:s/>Only a few of these errors have been mentioned, mostly in conjunction with other errors.</text:p>
      <text:p text:style-name="Standard"/>
      <text:p text:style-name="Standard">There seems to be some confusion on where to assume a return trip. <text:s/>If the query mentions “visit” or “trip”, always assume it is a roundtrip. <text:s/>Generally assume a one way only if mentioned specifical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rish </meta:initial-creator>
    <meta:creation-date>2013-04-29T21:12:28</meta:creation-date>
    <dc:date>2013-05-04T21:52:44</dc:date>
    <dc:creator>Kanu </dc:creator>
    <meta:editing-duration>PT04H45M26S</meta:editing-duration>
    <meta:editing-cycles>71</meta:editing-cycles>
    <meta:generator>OpenOffice.org/3.2$Linux OpenOffice.org_project/320m12$Build-9483</meta:generator>
    <meta:document-statistic meta:table-count="1" meta:image-count="0" meta:object-count="0" meta:page-count="9" meta:paragraph-count="658" meta:word-count="2230" meta:character-count="12890"/>
  </office:meta>
</office:document-meta>
</file>